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Bahnschrift Condensed'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Bahnschrift Condensed'" style:font-family-generic="swiss" style:font-pitch="variable"/>
    </style:style>
    <style:style style:name="T1" style:family="text">
      <style:text-properties fo:font-family="'Bahnschrift Condensed'" style:font-family-generic="swiss" style:font-pitch="variable" fo:font-size="18pt" style:font-size-asian="18pt" style:font-size-complex="18pt"/>
    </style:style>
    <style:style style:name="T2" style:family="text">
      <style:text-properties fo:font-family="'Bahnschrift Condensed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3.8cm" svg:height="2.3cm" svg:x="8.7cm" svg:y="1.5cm">
          <text:p text:style-name="P1"><text:span text:style-name="T1">Drumpad</text:span></text:p>
        </draw:ellipse>
        <draw:ellipse draw:style-name="gr1" draw:text-style-name="P3" draw:layer="layout" svg:width="4.1cm" svg:height="2.8cm" svg:x="8.2cm" svg:y="5.7cm">
          <text:p text:style-name="P2"><text:span text:style-name="T2">Button wird</text:span></text:p>
          <text:p text:style-name="P2"><text:span text:style-name="T2">betätigt</text:span></text:p>
        </draw:ellipse>
        <draw:ellipse draw:style-name="gr1" draw:text-style-name="P3" draw:layer="layout" svg:width="4.4cm" svg:height="2.8cm" svg:x="8.3cm" svg:y="10.5cm">
          <text:p text:style-name="P2"><text:span text:style-name="T2">Eventlistener</text:span></text:p>
        </draw:ellipse>
        <draw:ellipse draw:style-name="gr1" draw:text-style-name="P3" draw:layer="layout" svg:width="4.4cm" svg:height="2.8cm" svg:x="8.4cm" svg:y="15.7cm">
          <text:p text:style-name="P3">Play sample wird </text:p>
          <text:p text:style-name="P3">aktiviert</text:p>
        </draw:ellipse>
        <draw:ellipse draw:style-name="gr1" draw:text-style-name="P3" draw:layer="layout" svg:width="4.4cm" svg:height="2.8cm" svg:x="8.1cm" svg:y="23.1cm">
          <text:p text:style-name="P3">Sound wird</text:p>
          <text:p text:style-name="P3">abgespielt</text:p>
        </draw:ellipse>
        <draw:line draw:style-name="gr2" draw:text-style-name="P2" draw:layer="layout" svg:x1="10.5cm" svg:y1="4.5cm" svg:x2="10.5cm" svg:y2="5.4cm">
          <text:p/>
        </draw:line>
        <draw:line draw:style-name="gr2" draw:text-style-name="P2" draw:layer="layout" svg:x1="10.8cm" svg:y1="9cm" svg:x2="10.8cm" svg:y2="10.4cm">
          <text:p/>
        </draw:line>
        <draw:line draw:style-name="gr2" draw:text-style-name="P2" draw:layer="layout" svg:x1="10.8cm" svg:y1="14cm" svg:x2="10.7cm" svg:y2="15.5cm">
          <text:p/>
        </draw:line>
        <draw:line draw:style-name="gr2" draw:text-style-name="P2" draw:layer="layout" svg:x1="10.4cm" svg:y1="19.2cm" svg:x2="10.5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i bouguila</meta:initial-creator>
    <meta:creation-date>2022-12-04T18:13:03.52</meta:creation-date>
    <dc:date>2022-12-04T18:27:24.01</dc:date>
    <dc:creator>sami bouguila</dc:creator>
    <meta:editing-duration>PT14M20S</meta:editing-duration>
    <meta:editing-cycles>2</meta:editing-cycles>
    <meta:generator>OpenOffice/4.1.7$Win32 OpenOffice.org_project/417m1$Build-9800</meta:generator>
    <meta:document-statistic meta:object-count="9"/>
  </office:meta>
</office:document-meta>
</file>